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start" style:justify-single-word="false">
        <style:tab-stops>
          <style:tab-stop style:position="1.9583in"/>
        </style:tab-stops>
      </style:paragraph-properties>
      <style:text-properties style:font-name="Times New Roman" fo:font-size="14pt" officeooo:paragraph-rsid="0001e05b" style:font-size-asian="14pt" style:font-size-complex="14pt"/>
    </style:style>
    <style:style style:name="P2" style:family="paragraph" style:parent-style-name="Standard">
      <style:paragraph-properties fo:text-align="center" style:justify-single-word="false"/>
      <style:text-properties style:font-name="Times New Roman" fo:font-size="14pt" officeooo:paragraph-rsid="0001e05b" style:font-size-asian="14pt" style:font-size-complex="14pt"/>
    </style:style>
    <style:style style:name="P3" style:family="paragraph" style:parent-style-name="Standard">
      <style:paragraph-properties fo:text-align="justify" style:justify-single-word="false"/>
      <style:text-properties style:font-name="Times New Roman" fo:font-size="14pt" officeooo:paragraph-rsid="0001e05b" style:font-size-asian="14pt" style:font-size-complex="14pt"/>
    </style:style>
    <style:style style:name="P4" style:family="paragraph" style:parent-style-name="Standard">
      <style:paragraph-properties fo:text-align="center" style:justify-single-word="false"/>
      <style:text-properties style:font-name="Times New Roman" fo:font-size="14pt" fo:font-weight="bold" officeooo:paragraph-rsid="0001e05b"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officeooo:paragraph-rsid="0001e05b" style:font-size-asian="14pt" style:font-size-complex="14pt"/>
    </style:style>
    <style:style style:name="T1" style:family="text">
      <style:text-properties officeooo:rsid="001096e7"/>
    </style:style>
    <style:style style:name="T2" style:family="text">
      <style:text-properties officeooo:rsid="00021d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gment Anything Is Not Always Perfect: An Investigation of SAM on Different Real-world Applications<text:tab/></text:p>
      <text:p text:style-name="P2"/>
      <text:p text:style-name="P2"/>
      <text:p text:style-name="P1">21(4), August 2024, 617-630 <text:s text:c="70"/><text:span text:style-name="T1">August 2024</text:span></text:p>
      <text:p text:style-name="P3"/>
      <text:p text:style-name="P3"><text:span text:style-name="T2">Anahtar Kelimeler: Bilgisayarlı görü, G</text:span>örsel algılama, <text:span text:style-name="T2">S</text:span>egmentasyon</text:p>
      <text:p text:style-name="P3"/>
      <text:p text:style-name="P3"><text:tab/>Bu çalışma, Meta AI tarafından geliştirilen Segment Anything Modeli (SAM) adlı görüntü segmentasyon modelinin çeşitli gerçek dünya uygulamalarında nasıl performans gösterdiğini incelemektedir. SAM, 1 milyardan fazla maske içeren SA-1B veri kümesi üzerinde eğitilmiş ve herhangi bir görüntü veya videodaki nesneleri segmentlemek için tasarlanmış genel bir model olarak sunulmuştur.//</text:p>
      <text:p text:style-name="P3"><text:tab/></text:p>
      <text:p text:style-name="P3"><text:tab/></text:p>
      <text:p text:style-name="P3"><text:tab/>Modelin temel avantajlarından biri, kullanıcıdan aldığı ipuçlarıyla herhangi bir nesneyi segmentleyebilmesi ve ek eğitime ihtiyaç duymamasıdır. Bu çalışma, SAM’in doğal görüntüler, tarım, üretim, uzaktan algılama ve sağlık gibi farklı alanlarda nasıl çalıştığını analiz etmekte ve modelin güçlü ve zayıf yönlerini tartışmaktadır. Yapılan deneyler, SAM’in bazı sahnelerde üstün genelleme yeteneği gösterdiğini, ancak düşük kontrastlı ve profesyonel veriler içeren uygulamalarda beklenen performansı sunmadığını göstermektedir.</text:p>
      <text:p text:style-name="P3"/>
      <text:p text:style-name="P3"/>
      <text:p text:style-name="P3"><text:tab/>SAM’in performansı beş ana uygulama alanında test edilmiştir. İlk olarak, doğal görüntülerde SAM, öne çıkan nesneleri belirleme ve kamufle olmuş nesneleri tespit etme gibi görevlerde iyi performans göstermiştir. Ancak, detaylı nesne bölütlemede ve düşük kontrastlı sahnelerde eksiklikler gözlemlenmiştir.</text:p>
      <text:p text:style-name="P3"/>
      <text:p text:style-name="P3"><text:tab/></text:p>
      <text:p text:style-name="P3"><text:tab/>Tarım uygulamalarında ise model, ürün segmentasyonu ve zararlı böcek tespiti gibi görevlerde umut verici sonuçlar vermiştir. Ancak, genel segmentasyon modellerinin tarım uygulamalarına özgü bilgi içermemesi nedeniyle bazı sahnelerde başarısız olmuştur. Üretim alanında yapılan testlerde, anomali tespiti ve yüzey kusuru analizi gibi görevlerde SAM’in iyi bir başlangıç noktası sunduğu, ancak profesyonel uzmanlık gerektiren durumlarda performansının düştüğü gözlemlenmiştir.</text:p>
      <text:p text:style-name="P3"/>
      <text:p text:style-name="P3"/>
      <text:p text:style-name="P3"><text:tab/>Uzaktan algılama alanında, SAM’in düzenli şekilli nesneleri iyi segmentlediği, ancak küçük ve düzensiz nesnelerde yetersiz kaldığı belirlenmiştir. Sağlık alanında ise SAM’in optik disk segmentasyonu, polip segmentasyonu ve cilt lezyonlarının belirlenmesi gibi tıbbi görüntü analizlerinde kullanıldığı, ancak bu tür hassas uygulamalar için yeterli doğruluk sağlayamadığı görülmüştür.</text:p>
      <text:p text:style-name="P3"/>
      <text:p text:style-name="P3"><text:soft-page-break/><text:tab/>Özellikle, tıbbi görüntü anotasyonlarının uzman bilgisi gerektirdiği ve SAM’in bu tür verileri anlamakta zorlandığı vurgulanmıştır. Yapılan kantitatif analizler, SAM’in belirli alanlardaki görevlerde en iyi sonuçları vermediğini ve daha iyi segmentasyon performansı için özel olarak eğitilmiş modellere ihtiyaç duyulduğunu ortaya koymaktadır.</text:p>
      <text:p text:style-name="P3"/>
      <text:p text:style-name="P3"/>
      <text:p text:style-name="P3"><text:tab/>Modelin en büyük eksikliklerinden biri, küçük nesneleri ve düzensiz şekilli yapıları doğru bir şekilde segmentleyememesidir. Bunun yanı sıra, modelin belirli veri türlerine aşırı eğilim göstermesi ve önceden öğrenilmiş desenlere dayanarak hatalı tahminlerde bulunabilmesi önemli sınırlamalar arasında yer almaktadır. Sonuç olarak, bu çalışma SAM modelinin farklı uygulama alanlarındaki performansını detaylı bir şekilde analiz ederek, modelin güçlü ve zayıf yönlerini ortaya koymuştur. SAM, genel görüntü segmentasyonu için güçlü bir araç olsa da, her alanda eşit derecede başarılı olmadığı ve belirli senaryolar için daha özel modellerin gerekli olduğu görülmüştür.</text:p>
      <text:p text:style-name="P3"/>
      <text:p text:style-name="P3"/>
      <text:p text:style-name="P3"><text:tab/>Özellikle, karmaşık, düşük kontrastlı ve profesyonel alanlardaki segmentasyon görevlerinde performansının yetersiz kaldığı belirlenmiştir. Gelecekte, SAM’in farklı alanlara özel olarak uyarlanması, ek veri kümeleriyle eğitilmesi ve yeni etkileşim yöntemleri (örneğin sesli komutlar veya jest tabanlı yönlendirme) ile geliştirilmesi önerilmektedir. Ayrıca, çok modlu öğrenme ve video tabanlı segmentasyon gibi yeni yaklaşımlar SAM’in performansını artırmada önemli rol oynayabilir. Çalışma, genel segmentasyon modellerinin farklı sektörlere nasıl adapte edilebileceği konusunda önemli bir perspektif sunmakta ve gelecekteki araştırmalara yön vermektedi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0:06:30.199495825</meta:creation-date>
    <dc:date>2025-03-17T11:26:54.155482530</dc:date>
    <meta:editing-duration>PT36M25S</meta:editing-duration>
    <meta:editing-cycles>3</meta:editing-cycles>
    <meta:generator>LibreOffice/7.3.7.2$Linux_X86_64 LibreOffice_project/30$Build-2</meta:generator>
    <meta:document-statistic meta:table-count="0" meta:image-count="0" meta:object-count="0" meta:page-count="2" meta:paragraph-count="14" meta:word-count="476" meta:character-count="4016" meta:non-whitespace-character-count="3469"/>
  </office:meta>
</office:document-meta>
</file>